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L</mi>
          <mrow>
            <mrow>
              <mo stretchy="false">±</mo>
              <mi/>
            </mrow>
          </mrow>
        </msub>
        <mo stretchy="false">=</mo>
        <mrow>
          <msub>
            <mi>L</mi>
            <mi>x</mi>
          </msub>
          <mo stretchy="false">±</mo>
          <mtext>i</mtext>
        </mrow>
      </mrow>
      <mrow>
        <msub>
          <mi>L</mi>
          <mi>y</mi>
        </msub>
        <mo stretchy="false">=</mo>
        <mo stretchy="false">ℏ</mo>
      </mrow>
      <msup>
        <mtext>e</mtext>
        <mrow>
          <mrow>
            <mo stretchy="false">±</mo>
            <mtext>i</mtext>
          </mrow>
          <mo stretchy="false">ϕ</mo>
        </mrow>
      </msup>
      <mfenced open="(" close=")">
        <mrow>
          <mrow>
            <mrow>
              <mo stretchy="false">±</mo>
              <mrow>
                <mfrac>
                  <mrow>
                    <mo stretchy="false">∂</mo>
                  </mrow>
                  <mrow>
                    <mo stretchy="false">∂</mo>
                    <mo stretchy="false">ϑ</mo>
                  </mrow>
                </mfrac>
              </mrow>
            </mrow>
            <mo stretchy="false">+</mo>
            <mtext>i</mtext>
          </mrow>
          <mi>cot</mi>
          <mo stretchy="false">ϑ</mo>
          <mfrac>
            <mrow>
              <mo stretchy="false">∂</mo>
            </mrow>
            <mrow>
              <mo stretchy="false">∂</mo>
              <mo stretchy="false">ϕ</mo>
            </mrow>
          </mfrac>
        </mrow>
      </mfenced>
    </mrow>
    <annotation encoding="StarMath 5.0">L _{+-`} = L _x +- "i" L _y =
hbar "e"^{+- "i" %iphi} left ( +- {{partial} over {partial %ivartheta}} + "i" cot %ivartheta {partial} over {partial %iphi}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3:31:25.139000000</meta:creation-date>
    <meta:generator>LibreOffice/4.1.4.2$Windows_x86 LibreOffice_project/0a0440ccc0227ad9829de5f46be37cfb6edcf72</meta:generator>
  </office:meta>
</office:document-meta>
</file>